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style:text-autospace="none" fo:text-align="center" fo:margin-bottom="0in" fo:line-height="100%"/>
      <style:text-properties style:font-name="Cambria" style:font-name-complex="Arial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paragraph-properties fo:widows="0" fo:orphans="0" style:text-autospace="none" fo:margin-bottom="0in" fo:line-height="100%"/>
      <style:text-properties style:font-name="Cambria" style:font-name-complex="Arial" fo:font-weight="bold" style:font-weight-asian="bold" style:font-weight-complex="bold" fo:color="#23B8DC" fo:font-size="13pt" style:font-size-asian="13pt" style:font-size-complex="13pt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Standard" style:master-page-name="MP1" style:family="paragraph">
      <style:paragraph-properties fo:widows="0" fo:orphans="0" fo:break-before="page" style:text-autospace="none" fo:margin-bottom="0in" fo:line-height="0.1951in"/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Criterion D: Video</text:p>
      <text:p text:style-name="P2"/>
      <text:p text:style-name="NoSpacing">Do not provide a copy of this template for section D. Section D is just a video, typically in MP4 format, no bigger than 50MB in size. Also see the "Creating a<text:s/>video for Section D" folder on the Google drive.</text:p>
      <text:p text:style-name="NoSpacing"/>
      <text:p text:style-name="NoSpacing">The video should include a full demonstration of your app, hitting each success criteria, and showing LOTS of error checking and how<text:s/>your app handles bad data, etc.<text:s/><text:span text:style-name="T3">You may need to run/demo your app multiple times in the video to show error handling and validation of all of your test cases and success criteria.</text:span><text:span text:style-name="T4"><text:s/></text:span>If your app doesn't handle bad input, bad file structure, etc. then you can show that it doesn't and discuss it (it'll still hurt your score here though).</text:p>
      <text:p text:style-name="NoSpacing"/>
      <text:p text:style-name="NoSpacing">For extensibility, you must show/discuss how your code and design can be extended to handle new features and functionality.</text:p>
      <text:p text:style-name="NoSpacing"/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8Num1z3" style:display-name="WW8Num1z3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WW8Num3z3" style:display-name="WW8Num3z3" style:family="text">
      <style:text-properties style:font-name-complex="Times New Roman"/>
    </style:style>
    <style:style style:name="WW8Num4z2" style:display-name="WW8Num4z2" style:family="text">
      <style:text-properties style:font-name-complex="Times New Roman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style-name="WW_CharLFO2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8Num3" style:display-name="WW8Num3">
      <text:list-level-style-bullet text:level="1" text:style-name="WW_CharLFO3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8Num4" style:display-name="WW8Num4">
      <text:list-level-style-bullet text:level="1" text:style-name="WW_CharLFO4LVL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722in" fo:margin-left="0.7888in" fo:margin-bottom="1in" fo:margin-right="0.791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7722in" fo:margin-left="0.7888in" fo:margin-bottom="1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Parker, Cameron    SHS - Staff</dc:creator>
    <meta:creation-date>2011-02-06T11:26:00Z</meta:creation-date>
    <dc:date>2018-09-10T18:30:00Z</dc:date>
    <meta:template xlink:href="Normal.dotm" xlink:type="simple"/>
    <meta:editing-cycles>13</meta:editing-cycles>
    <meta:editing-duration>PT1440S</meta:editing-duration>
    <meta:document-statistic meta:page-count="2" meta:paragraph-count="1" meta:word-count="123" meta:character-count="825" meta:row-count="5" meta:non-whitespace-character-count="703"/>
  </office:meta>
</office:document-meta>
</file>